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430c" officeooo:paragraph-rsid="000c430c" style:font-size-asian="18pt" style:font-size-complex="18pt"/>
    </style:style>
    <style:style style:name="P2" style:family="paragraph" style:parent-style-name="Standard" style:list-style-name="L1">
      <style:text-properties fo:font-size="18pt" officeooo:rsid="000c430c" officeooo:paragraph-rsid="000ca783" style:font-size-asian="18pt" style:font-size-complex="18pt"/>
    </style:style>
    <style:style style:name="P3" style:family="paragraph" style:parent-style-name="Standard" style:list-style-name="L1">
      <style:text-properties fo:font-size="18pt" officeooo:rsid="000c430c" officeooo:paragraph-rsid="000c430c" style:font-size-asian="18pt" style:font-size-complex="18pt"/>
    </style:style>
    <style:style style:name="P4" style:family="paragraph" style:parent-style-name="Standard" style:list-style-name="L1">
      <style:text-properties fo:font-size="18pt" officeooo:paragraph-rsid="000c430c" style:font-size-asian="18pt" style:font-size-complex="18pt"/>
    </style:style>
    <style:style style:name="P5" style:family="paragraph" style:parent-style-name="Standard" style:list-style-name="L1">
      <style:text-properties fo:font-size="18pt" officeooo:paragraph-rsid="000ca783" style:font-size-asian="18pt" style:font-size-complex="18pt"/>
    </style:style>
    <style:style style:name="P6" style:family="paragraph" style:parent-style-name="Standard" style:list-style-name="L1">
      <style:text-properties fo:font-size="18pt" officeooo:rsid="000e62b7" officeooo:paragraph-rsid="000e62b7" style:font-size-asian="18pt" style:font-size-complex="18pt"/>
    </style:style>
    <style:style style:name="T1" style:family="text">
      <style:text-properties officeooo:rsid="000c430c"/>
    </style:style>
    <style:style style:name="T2" style:family="text">
      <style:text-properties fo:font-style="italic" officeooo:rsid="000c430c" style:font-style-asian="italic" style:font-style-complex="italic"/>
    </style:style>
    <style:style style:name="T3" style:family="text">
      <style:text-properties officeooo:rsid="000ca783"/>
    </style:style>
    <style:style style:name="T4" style:family="text">
      <style:text-properties officeooo:rsid="001057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merkungen zur Beantragung einer Meldeauskunftsperrung während der Coronakrise</text:p>
      <text:p text:style-name="P1"/>
      <text:list xml:id="list1937084512" text:style-name="L1">
        <text:list-item>
          <text:p text:style-name="P4"><text:span text:style-name="T1">Viele Ämter sind wegen der aktuellen Gefahrenlage auf Grundbetrieb heruntergefahren, aber: Auskunftsperrungen </text:span><text:span text:style-name="T2">sind</text:span><text:span text:style-name="T1"> Grundbetrieb. Sie sind weiterhin verfügbar.</text:span></text:p>
          <text:p text:style-name="P4"/>
        </text:list-item>
        <text:list-item>
          <text:p text:style-name="P5"><text:span text:style-name="T1">Was eher nicht verfügbar sein wird: Persönliche Ansprechpartner*innen vor Ort. Euer Kontakt mit dem Amt wird sich auf höchstens einen Anruf bei einer der Notbesetzungsrufnummern beschränken. <text:s/>Die könnt ihr auf der Website eures zuständigen Meldeamtes finden. </text:span><text:span text:style-name="T3">Ihr braucht sie aber</text:span><text:span text:style-name="T1"> nur, wenn ihr nicht genau wisst, an welche Adresse ihr euren Antrag senden müsst.</text:span></text:p>
          <text:p text:style-name="P5"/>
        </text:list-item>
        <text:list-item>
          <text:p text:style-name="P2">Wer ungerne telefoniert, kann natürlich auch per E-Mail fragen, aber dann dauert es länger.</text:p>
          <text:p text:style-name="P5"/>
        </text:list-item>
        <text:list-item>
          <text:p text:style-name="P3">Wo ihr gerade auf der Website eures Meldeamtes seid: Schaut euch mal um, ob es nicht sogar ein Onlineformular für Auskunftsperren gibt! Die geforderte Begründung könnt ihr einfach aus dem Blankoantrag in das Formular kopieren.</text:p>
          <text:p text:style-name="P3"/>
        </text:list-item>
        <text:list-item>
          <text:p text:style-name="P6">Nach eurer Antragstellung habt ihr automatische <text:span text:style-name="T4">e</text:span>ine sechswöchige Sperrung, alles weitere ist von der Beurteilung der gefahrensituation abhängig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26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26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2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fo:font-size="12pt"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7T20:46:43.644000000</meta:creation-date>
    <meta:generator>LibreOffice/6.4.3.2$Windows_X86_64 LibreOffice_project/747b5d0ebf89f41c860ec2a39efd7cb15b54f2d8</meta:generator>
    <dc:date>2020-05-07T21:21:49.470000000</dc:date>
    <meta:editing-duration>PT2M35S</meta:editing-duration>
    <meta:editing-cycles>3</meta:editing-cycles>
    <meta:document-statistic meta:table-count="0" meta:image-count="0" meta:object-count="0" meta:page-count="1" meta:paragraph-count="10" meta:word-count="156" meta:character-count="1069" meta:non-whitespace-character-count="927"/>
  </office:meta>
</office:document-meta>
</file>